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585b3" style:font-name-complex="Latin Modern Roman"/>
    </style:style>
    <style:style style:name="P3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4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5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6" style:family="paragraph" style:parent-style-name="Quotations">
      <style:text-properties style:font-name="Samanata" style:font-name-complex="Samanata"/>
    </style:style>
    <style:style style:name="P7" style:family="paragraph" style:parent-style-name="Quotations">
      <style:paragraph-properties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3b5e6" style:font-size-asian="12pt" style:font-name-complex="Samanata" style:font-size-complex="12pt"/>
    </style:style>
    <style:style style:name="P8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3b5e6" style:font-size-asian="12pt" style:font-name-complex="Samanata" style:font-size-complex="12pt"/>
    </style:style>
    <style:style style:name="P9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10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2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585b3" style:font-name-complex="Latin Modern Roman"/>
    </style:style>
    <style:style style:name="P13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4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5" style:family="paragraph" style:parent-style-name="Standard">
      <style:paragraph-properties fo:margin-top="0.3cm" fo:margin-bottom="0cm" loext:contextual-spacing="false"/>
      <style:text-properties style:font-name="Lato Light1" officeooo:rsid="0023b5e6" officeooo:paragraph-rsid="0022ef6b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officeooo:rsid="002585b3"/>
    </style:style>
    <style:style style:name="T5" style:family="text">
      <style:text-properties fo:color="#ce181e" fo:font-style="italic" style:font-style-asian="italic" style:font-style-complex="italic"/>
    </style:style>
    <style:style style:name="T6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Samanata" officeooo:rsid="002585b3" style:font-name-complex="Samanata"/>
    </style:style>
    <style:style style:name="T8" style:family="text">
      <style:text-properties officeooo:rsid="0023b5e6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atin Modern Roman"/>
    </style:style>
    <style:style style:name="T11" style:family="text">
      <style:text-properties style:font-name="Latin Modern Roman" officeooo:rsid="002585b3" style:font-name-complex="Latin Modern Roman"/>
    </style:style>
    <style:style style:name="T12" style:family="text">
      <style:text-properties style:font-name="Latin Modern Roman" officeooo:rsid="002585b3" style:font-name-complex="Samanata"/>
    </style:style>
    <style:style style:name="T13" style:family="text">
      <style:text-properties officeooo:rsid="002585b3"/>
    </style:style>
    <style:style style:name="T14" style:family="text">
      <style:text-properties style:use-window-font-color="true" style:font-name="Latin Modern Roman" officeooo:rsid="002585b3" style:font-name-complex="Latin Modern Roman"/>
    </style:style>
    <style:style style:name="T15" style:family="text">
      <style:text-properties style:use-window-font-color="true" style:font-name="Samanata" style:font-name-complex="Samanata"/>
    </style:style>
    <style:style style:name="T16" style:family="text">
      <style:text-properties style:use-window-font-color="true" officeooo:rsid="002585b3"/>
    </style:style>
    <style:style style:name="T17" style:family="text">
      <style:text-properties style:use-window-font-color="true" fo:font-style="italic" style:font-style-asian="italic" style:font-style-complex="italic"/>
    </style:style>
    <style:style style:name="T18" style:family="text">
      <style:text-properties officeooo:rsid="00277ee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8pt" fo:font-style="normal" style:font-size-asian="8pt" style:font-style-asian="normal" style:font-size-complex="8pt" style:font-style-complex="normal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italic" officeooo:rsid="0028922c" style:font-size-asian="12pt" style:font-style-asian="italic" style:font-size-complex="12pt" style:font-style-complex="italic"/>
    </style:style>
    <style:style style:name="T23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8">2</text:span> – Sutka <text:span text:style-name="T18">9:113</text:span></text:p>
      <text:p text:style-name="P8">शर्यणावति सोममिन्द्रः पिबतु वर्त्रहा | बलं दधान आत्मनि करिष्यन वीर्यं महदिन्द्रायेन्दो परि सरव || १ ||</text:p>
      <text:p text:style-name="P8">आ पवस्व दिशां पत आर्जीकात सोम मीढ्वः | रतवाकेन सत्येन शरद्धया तपसा सुत इन्द्रायेन्दो परि सरव || २ ||</text:p>
      <text:p text:style-name="P8">पर्जन्यव्र्द्धं महिषं तं सूर्यस्य दुहिताभरत | तं गन्धर्वाः परत्यग्र्भ्णन तं सोमे रसमादधुरिन्द्रायेन्दोपरि सरव || ३ ||</text:p>
      <text:p text:style-name="P8">रतं वदन्न्र्तद्युम्न सत्यं वदन <text:span text:style-name="T1">सत्य</text:span>कर्मन | शरद्धां वदन सोम राजन धात्रा सोम परिष्क्र्त इन्द्रायेन्दो परि सरव || ४ ||</text:p>
      <text:p text:style-name="P8">सत्यमुग्रस्य बर्हतः सं सरवन्ति संस्रवाः | सं यन्ति रसिनो रसाः पुनानो बरह्मणा हर इन्द्रायेन्दो परि सरव || ५ ||</text:p>
      <text:p text:style-name="P7">यत्र बरह्मा पवमान छन्दस्यां वाचं वदन | गराव्णा सोमे महीयते सोमेनानन्दं जनयन्निन्द्रायेन्दो परि सरव || ६ ||</text:p>
      <text:p text:style-name="P5">Padapatha for sloka <text:span text:style-name="T8">4</text:span>:</text:p>
      <text:p text:style-name="P6">ऋतम् | वदन् | ऋत-द्युम्न | सत्यम् | वदन् | <text:span text:style-name="T1">सत्य</text:span>-कर्मन् | श्रद्धाम् | वदन् | सोम | राजन् | धात्रा | सोम | परि-कृत | इन्द्राय | इन्दो इति | परि | स्रव</text:p>
      <text:p text:style-name="P2">Interpretation: <text:span text:style-name="T2">सत्य</text:span><text:span text:style-name="T15">-कर्मन्</text:span> is <text:span text:style-name="T13">a compound word made up of </text:span><text:span text:style-name="T3">सत्य</text:span><text:span text:style-name="T14"> and </text:span><text:span text:style-name="T7">कर्मन्</text:span><text:span text:style-name="T11"> (“action”). The whole word is an attribute of </text:span><text:span text:style-name="T12">इन्द्र</text:span> → “<text:span text:style-name="T13">Indra, [whose] actions [are]</text:span> <text:span text:style-name="T1">satya</text:span>”</text:p>
      <text:p text:style-name="P15"><text:span text:style-name="T10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17:49:19.300413025</dc:date>
    <meta:editing-duration>PT25M15S</meta:editing-duration>
    <meta:editing-cycles>5</meta:editing-cycles>
    <meta:document-statistic meta:table-count="0" meta:image-count="0" meta:object-count="0" meta:page-count="1" meta:paragraph-count="10" meta:word-count="175" meta:character-count="689" meta:non-whitespace-character-count="523"/>
  </office:meta>
</office:document-meta>
</file>